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3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udienleistung A</text:p>
          </table:table-cell>
          <table:table-cell office:value-type="string">
            <text:p>Studienleistung B</text:p>
          </table:table-cell>
          <table:table-cell office:value-type="string">
            <text:p>Hausarbeit</text:p>
          </table:table-cell>
        </table:table-row>
        <table:table-row table:style-name="ro1">
          <table:table-cell office:value-type="string">
            <text:p>Anna Arutiunian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Jorge Bringas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Marta Degliangioli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Londra Dumnica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Annelen Komm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Mylo Lorang</text:p>
          </table:table-cell>
          <table:table-cell office:value-type="string">
            <text:p>W2: Ja</text:p>
          </table:table-cell>
          <table:table-cell table:number-columns-repeated="2"/>
        </table:table-row>
        <table:table-row table:style-name="ro1">
          <table:table-cell office:value-type="string">
            <text:p>Emma Pfeffer</text:p>
          </table:table-cell>
          <table:table-cell office:value-type="string">
            <text:p>W2: Ja</text:p>
          </table:table-cell>
          <table:table-cell table:number-columns-repeated="2"/>
        </table:table-row>
        <table:table-row table:style-name="ro1">
          <table:table-cell office:value-type="string">
            <text:p>Ryan Ramuenke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Rodrigo Schmitt Lemmertz</text:p>
          </table:table-cell>
          <table:table-cell office:value-type="string">
            <text:p>W2: Ja</text:p>
          </table:table-cell>
          <table:table-cell table:number-columns-repeated="2"/>
        </table:table-row>
        <table:table-row table:style-name="ro2">
          <table:table-cell office:value-type="string">
            <text:p>Eva Schnitzler</text:p>
          </table:table-cell>
          <table:table-cell office:value-type="string">
            <text:p>W2: Ja</text:p>
          </table:table-cell>
          <table:table-cell table:number-columns-repeated="2"/>
        </table:table-row>
        <table:table-row table:style-name="ro2">
          <table:table-cell office:value-type="string">
            <text:p>Ka Hyun Shin</text:p>
          </table:table-cell>
          <table:table-cell office:value-type="string">
            <text:p>W2:</text:p>
          </table:table-cell>
          <table:table-cell table:number-columns-repeated="2"/>
        </table:table-row>
        <table:table-row table:style-name="ro1">
          <table:table-cell office:value-type="string">
            <text:p>Naomi Alice Spreitzer</text:p>
          </table:table-cell>
          <table:table-cell office:value-type="string">
            <text:p>W2: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3">04/23/2026</text:date>, <text:time>13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Scheel</meta:initial-creator>
    <meta:creation-date>2026-04-23T13:29:31</meta:creation-date>
    <meta:generator>OpenOffice/4.1.16$Unix OpenOffice.org_project/4116m3$Build-9816</meta:generator>
    <dc:date>2026-04-23T13:46:47</dc:date>
    <dc:creator>Eva Scheel</dc:creator>
    <meta:editing-duration>PT17M16S</meta:editing-duration>
    <meta:editing-cycles>6</meta:editing-cycles>
    <meta:document-statistic meta:table-count="3" meta:cell-count="28" meta:object-count="0"/>
  </office:meta>
</office:document-meta>
</file>